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f1a2d" officeooo:paragraph-rsid="00183ecd"/>
    </style:style>
    <style:style style:name="P2" style:family="paragraph" style:parent-style-name="Standard">
      <style:paragraph-properties fo:text-align="start" style:justify-single-word="false"/>
      <style:text-properties officeooo:rsid="000f1a2d" officeooo:paragraph-rsid="00183ecd"/>
    </style:style>
    <style:style style:name="P3" style:family="paragraph" style:parent-style-name="Standard">
      <style:paragraph-properties fo:text-align="center" style:justify-single-word="false"/>
      <style:text-properties officeooo:rsid="00062175" officeooo:paragraph-rsid="00183ec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096d" officeooo:paragraph-rsid="00183ecd"/>
    </style:style>
    <style:style style:name="P5" style:family="paragraph" style:parent-style-name="Standard">
      <style:paragraph-properties fo:text-align="start" style:justify-single-word="false"/>
      <style:text-properties officeooo:rsid="000eab68" officeooo:paragraph-rsid="00183ecd"/>
    </style:style>
    <style:style style:name="P6" style:family="paragraph" style:parent-style-name="Standard" style:list-style-name="">
      <style:paragraph-properties fo:text-align="start" style:justify-single-word="false"/>
      <style:text-properties officeooo:rsid="00183ecd" officeooo:paragraph-rsid="00183ecd"/>
    </style:style>
    <style:style style:name="P7" style:family="paragraph" style:parent-style-name="Standard" style:list-style-name="">
      <style:paragraph-properties fo:text-align="start" style:justify-single-word="false"/>
      <style:text-properties fo:color="#3333ff" officeooo:rsid="00183ecd" officeooo:paragraph-rsid="00183ecd"/>
    </style:style>
    <style:style style:name="P8" style:family="paragraph" style:parent-style-name="Standard" style:list-style-name="L2">
      <style:paragraph-properties fo:text-align="start" style:justify-single-word="false"/>
      <style:text-properties fo:color="#3333ff" officeooo:rsid="00183ecd" officeooo:paragraph-rsid="00183ecd"/>
    </style:style>
    <style:style style:name="P9" style:family="paragraph" style:parent-style-name="Standard">
      <style:paragraph-properties fo:text-align="start" style:justify-single-word="false"/>
      <style:text-properties fo:color="#3333ff" officeooo:rsid="00183ecd" officeooo:paragraph-rsid="00183ecd"/>
    </style:style>
    <style:style style:name="P10" style:family="paragraph" style:parent-style-name="Standard">
      <style:paragraph-properties fo:text-align="start" style:justify-single-word="false"/>
      <style:text-properties fo:color="#3333ff" officeooo:rsid="00183ecd" officeooo:paragraph-rsid="001db8e7"/>
    </style:style>
    <style:style style:name="P11" style:family="paragraph" style:parent-style-name="Standard" style:list-style-name="L2">
      <style:paragraph-properties fo:text-align="start" style:justify-single-word="false"/>
      <style:text-properties fo:color="#3333ff" officeooo:rsid="001c9453" officeooo:paragraph-rsid="001c9453"/>
    </style:style>
    <style:style style:name="P12" style:family="paragraph" style:parent-style-name="Standard">
      <style:paragraph-properties fo:text-align="start" style:justify-single-word="false"/>
      <style:text-properties fo:color="#3333ff" officeooo:rsid="001c9453" officeooo:paragraph-rsid="001c9453"/>
    </style:style>
    <style:style style:name="P13" style:family="paragraph" style:parent-style-name="Standard">
      <style:paragraph-properties fo:text-align="start" style:justify-single-word="false"/>
      <style:text-properties fo:color="#3333ff" officeooo:rsid="001c9453" officeooo:paragraph-rsid="001db8e7"/>
    </style:style>
    <style:style style:name="P14" style:family="paragraph" style:parent-style-name="Standard">
      <style:paragraph-properties fo:text-align="start" style:justify-single-word="false"/>
      <style:text-properties fo:color="#3333ff" officeooo:rsid="001db8e7" officeooo:paragraph-rsid="001db8e7"/>
    </style:style>
    <style:style style:name="P15" style:family="paragraph" style:parent-style-name="Standard">
      <style:paragraph-properties fo:text-align="start" style:justify-single-word="false"/>
      <style:text-properties fo:color="#3333ff" officeooo:rsid="000f1a2d" officeooo:paragraph-rsid="00183ecd"/>
    </style:style>
    <style:style style:name="P16" style:family="paragraph" style:parent-style-name="Standard">
      <style:paragraph-properties fo:text-align="start" style:justify-single-word="false"/>
      <style:text-properties fo:color="#3333ff" officeooo:rsid="000eab68" officeooo:paragraph-rsid="00183ecd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officeooo:rsid="000eab68" officeooo:paragraph-rsid="00183ecd"/>
    </style:style>
    <style:style style:name="T1" style:family="text">
      <style:text-properties officeooo:rsid="000b8f45"/>
    </style:style>
    <style:style style:name="T2" style:family="text">
      <style:text-properties officeooo:rsid="0025052d"/>
    </style:style>
    <style:style style:name="T3" style:family="text">
      <style:text-properties officeooo:rsid="00171539"/>
    </style:style>
    <style:style style:name="T4" style:family="text">
      <style:text-properties officeooo:rsid="0012f127"/>
    </style:style>
    <style:style style:name="T5" style:family="text">
      <style:text-properties officeooo:rsid="0010dc6b"/>
    </style:style>
    <style:style style:name="T6" style:family="text">
      <style:text-properties officeooo:rsid="0015c68d"/>
    </style:style>
    <style:style style:name="T7" style:family="text">
      <style:text-properties officeooo:rsid="001ad522"/>
    </style:style>
    <style:style style:name="T8" style:family="text">
      <style:text-properties officeooo:rsid="001c9453"/>
    </style:style>
    <style:style style:name="T9" style:family="text">
      <style:text-properties officeooo:rsid="001db8e7"/>
    </style:style>
    <style:style style:name="T10" style:family="text">
      <style:text-properties fo:color="#3333ff" officeooo:rsid="00210044"/>
    </style:style>
    <style:style style:name="T11" style:family="text">
      <style:text-properties fo:color="#3333ff" officeooo:rsid="0012f127"/>
    </style:style>
    <style:style style:name="T12" style:family="text">
      <style:text-properties fo:color="#3333ff" officeooo:rsid="0015c68d"/>
    </style:style>
    <style:style style:name="T13" style:family="text">
      <style:text-properties fo:color="#3333ff" officeooo:rsid="0020b2d8"/>
    </style:style>
    <style:style style:name="T14" style:family="text">
      <style:text-properties officeooo:rsid="001f653b"/>
    </style:style>
    <style:style style:name="T15" style:family="text">
      <style:text-properties officeooo:rsid="0020b2d8"/>
    </style:style>
    <style:style style:name="T16" style:family="text">
      <style:text-properties officeooo:rsid="00210044"/>
    </style:style>
    <style:style style:name="T17" style:family="text">
      <style:text-properties officeooo:rsid="00213a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21 – Week <text:span text:style-name="T1">4</text:span> Worksheet – <text:span text:style-name="T17">Solution</text:span></text:p>
      <text:p text:style-name="P3"/>
      <text:list xml:id="list4750135723510108683" text:style-name="L1">
        <text:list-item>
          <text:p text:style-name="P4">What is the output of the following code? <text:span text:style-name="T2">(The code below is on the website, “ws4-main.cpp"</text:span></text:p>
          <text:p text:style-name="P4"/>
        </text:list-item>
      </text:list>
      <text:p text:style-name="P6">OUTPUT:</text:p>
      <text:p text:style-name="P7"/>
      <text:p text:style-name="P7">5 8 13</text:p>
      <text:p text:style-name="P7">12 144 5</text:p>
      <text:p text:style-name="P7">b y</text:p>
      <text:p text:style-name="P7">120 8 13</text:p>
      <text:p text:style-name="P7">12 144 5</text:p>
      <text:p text:style-name="P7">B B</text:p>
      <text:p text:style-name="P7"/>
      <text:p text:style-name="P7">Steps (i.e. effects of each function call):</text:p>
      <text:p text:style-name="P7"><text:tab/></text:p>
      <text:p text:style-name="P7"><text:tab/>FIRST SET <text:span text:style-name="T14">OF FUNCTION CALLS:</text:span></text:p>
      <text:p text:style-name="P7"/>
      <text:list xml:id="list663297410449940549" text:style-name="L2">
        <text:list-item>
          <text:p text:style-name="P8">int_three becomes what is returned by calling getSum(int_one, int_two). That is int_one plus int_two, which is 13.</text:p>
          <text:p text:style-name="P8"/>
        </text:list-item>
        <text:list-item>
          <text:p text:style-name="P8">dbl_two becomes what is returned by calling squareOf(dbl_one). That is dbl_one times dbl_one.</text:p>
          <text:p text:style-name="P8"/>
        </text:list-item>
        <text:list-item>
          <text:p text:style-name="P8">After the function call setDoubleToFive(dbl_three), dbl_three equals 5 + 5 – 5, which is 5.</text:p>
        </text:list-item>
      </text:list>
      <text:p text:style-name="P9"/>
      <text:p text:style-name="P9"><text:tab/><text:span text:style-name="T7">FIRST SET OF OUTPUTS:</text:span></text:p>
      <text:p text:style-name="P10"><text:tab/><text:span text:style-name="T8">5 8 13 <text:s text:c="2"/></text:span></text:p>
      <text:p text:style-name="P14"><text:tab/>12 144 5 </text:p>
      <text:p text:style-name="P14"><text:tab/>b y <text:s/></text:p>
      <text:p text:style-name="P9">--<text:span text:style-name="T14">--------------------------------------------------------------------------------------------------------------------------</text:span></text:p>
      <text:p text:style-name="P9"><text:tab/>SECOND SET <text:span text:style-name="T14">OF FUNCTION CALLS:</text:span></text:p>
      <text:p text:style-name="P9"/>
      <text:list xml:id="list140310258623911" text:continue-numbering="true" text:style-name="L2">
        <text:list-item>
          <text:p text:style-name="P11">int_one becomes the value returned by the call to factorialOf(5). Luckily, I defined the factorial correctly, so int_one becomes 5!, which is 120.</text:p>
          <text:p text:style-name="P11"/>
        </text:list-item>
        <text:list-item>
          <text:p text:style-name="P11">This was the trickiest. char_two becomes the value returned by the call to getUpperCase(char_one). <text:span text:style-name="T9">The function checks if the ASCII value of ch (which is 'b' here) is greater than 90. As 'b' is equal to 98 and 98 &gt; 90, subtracting ' ' (or 32 in ASCII) makes 'b' equal 66 (or 'B'), and returns 'B'. Note that if ch was less than 90, ch would be set to 'A' and return 'A'.</text:span></text:p>
        </text:list-item>
      </text:list>
      <text:p text:style-name="P12"/>
      <text:p text:style-name="P13"><text:tab/>SECOND SET OF OUTPUTS:</text:p>
      <text:p text:style-name="P13"><text:span text:style-name="T9"><text:s text:c="4"/></text:span></text:p>
      <text:p text:style-name="P14"><text:tab/>120 8 13 </text:p>
      <text:p text:style-name="P14"><text:tab/>12 144 5 </text:p>
      <text:p text:style-name="P14"><text:tab/>B B <text:s text:c="5"/></text:p>
      <text:p text:style-name="P14"><text:s text:c="9"/></text:p>
      <text:list xml:id="list140310688982192" text:continue-list="list4750135723510108683" text:style-name="L1">
        <text:list-item>
          <text:p text:style-name="P17">Define a function that swaps two double variables and show an example of how to call your function with two doubles called “hello” and “world”.</text:p>
        </text:list-item>
      </text:list>
      <text:p text:style-name="P5"/>
      <text:p text:style-name="P5"><text:tab/><text:span text:style-name="T13">DEFINTION:</text:span></text:p>
      <text:p text:style-name="P16"/>
      <text:p text:style-name="P16"><text:tab/><text:span text:style-name="T15">void swapDoubles(double&amp; first, double&amp; second)</text:span></text:p>
      <text:p text:style-name="P16"><text:tab/><text:span text:style-name="T15">{</text:span></text:p>
      <text:p text:style-name="P16"><text:tab/><text:tab/><text:span text:style-name="T15">double temp = first;</text:span></text:p>
      <text:p text:style-name="P16"><text:tab/><text:tab/><text:span text:style-name="T15">first = second;</text:span></text:p>
      <text:p text:style-name="P16"><text:tab/><text:tab/><text:span text:style-name="T15">second = temp;</text:span></text:p>
      <text:p text:style-name="P16"><text:tab/><text:span text:style-name="T15">}</text:span></text:p>
      <text:p text:style-name="P16"/>
      <text:p text:style-name="P16"/>
      <text:p text:style-name="P16"><text:tab/><text:span text:style-name="T15">FUNCTION CALL:</text:span></text:p>
      <text:p text:style-name="P16"/>
      <text:p text:style-name="P16"><text:tab/><text:span text:style-name="T15">swapDoubles(hello, world);</text:span></text:p>
      <text:p text:style-name="P5"/>
      <text:p text:style-name="P5"/>
      <text:p text:style-name="P5"/>
      <text:p text:style-name="P5"/>
      <text:list xml:id="list140310112871517" text:continue-numbering="true" text:style-name="L1">
        <text:list-item>
          <text:p text:style-name="P1">Assume the following is written in a C++ program and are prototypes (with definitions) <text:span text:style-name="T3">but not compiled yet</text:span>. <text:span text:style-name="T3">Will the compiler throw errors, or will the below compile fine</text:span>?</text:p>
        </text:list-item>
      </text:list>
      <text:p text:style-name="P2"/>
      <text:p text:style-name="P2"><text:tab/><text:span text:style-name="T10">The below code does not compile.</text:span></text:p>
      <text:p text:style-name="P15"/>
      <text:p text:style-name="P15"><text:tab/><text:span text:style-name="T15">This question was all about function overloading. All lines work except for the second one <text:tab/>(since overloaded functions cannot have the same types and amount of parameters).</text:span></text:p>
      <text:p text:style-name="P2"><text:tab/></text:p>
      <text:p text:style-name="P2"><text:tab/>int subtract(int a, int b, int c);</text:p>
      <text:p text:style-name="P2"><text:tab/><text:span text:style-name="T4">double subtract(int d, int e, int f); <text:s text:c="3"/></text:span><text:span text:style-name="T11"><text:s text:c="4"/>// this one prevents compilation</text:span></text:p>
      <text:p text:style-name="P2"><text:tab/></text:p>
      <text:p text:style-name="P2"><text:tab/>int subtract(int a, int b, int c, int d);</text:p>
      <text:p text:style-name="P2"><text:tab/><text:span text:style-name="T4">double subtract(int e, int f, int g);</text:span></text:p>
      <text:p text:style-name="P2"><text:tab/></text:p>
      <text:p text:style-name="P2"><text:tab/>int subtract(int a, int b, int c, int d, int e, int f, int g, int <text:span text:style-name="T5">h</text:span>);</text:p>
      <text:p text:style-name="P2"><text:tab/><text:span text:style-name="T6">float multiply(int a, int b = 4); <text:s text:c="10"/></text:span><text:span text:style-name="T12"><text:s/>// "int b = 4" is called a default parameter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8S</meta:editing-duration>
    <meta:editing-cycles>12</meta:editing-cycles>
    <meta:generator>LibreOffice/5.0.1.2$Windows_x86 LibreOffice_project/81898c9f5c0d43f3473ba111d7b351050be20261</meta:generator>
    <dc:date>2015-09-15T14:03:08.604000000</dc:date>
    <meta:document-statistic meta:table-count="0" meta:image-count="0" meta:object-count="0" meta:page-count="2" meta:paragraph-count="52" meta:word-count="408" meta:character-count="2380" meta:non-whitespace-character-count="1941"/>
    <meta:user-defined meta:name="Info 1"/>
    <meta:user-defined meta:name="Info 2"/>
    <meta:user-defined meta:name="Info 3"/>
    <meta:user-defined meta:name="Info 4"/>
  </office:meta>
</office:document-meta>
</file>